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6ae"/>
    </style:style>
    <style:style style:name="P2" style:family="paragraph" style:parent-style-name="Standard">
      <style:paragraph-properties fo:text-align="center" style:justify-single-word="false"/>
      <style:text-properties officeooo:rsid="000146ae" officeooo:paragraph-rsid="000146ae"/>
    </style:style>
    <style:style style:name="P3" style:family="paragraph" style:parent-style-name="Standard">
      <style:text-properties officeooo:rsid="0002ad3b" officeooo:paragraph-rsid="0002ad3b"/>
    </style:style>
    <style:style style:name="P4" style:family="paragraph" style:parent-style-name="Standard">
      <style:text-properties fo:font-weight="bold" officeooo:rsid="0002ad3b" officeooo:paragraph-rsid="0002ad3b" style:font-weight-asian="bold" style:font-weight-complex="bold"/>
    </style:style>
    <style:style style:name="P5" style:family="paragraph" style:parent-style-name="Standard">
      <style:text-properties officeooo:paragraph-rsid="0002ad3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ad3b" style:font-weight-asian="normal" style:font-weight-complex="normal"/>
    </style:style>
    <style:style style:name="T3" style:family="text">
      <style:text-properties fo:font-weight="bold" officeooo:rsid="0002ad3b" style:font-weight-asian="bold" style:font-weight-complex="bold"/>
    </style:style>
    <style:style style:name="T4" style:family="text">
      <style:text-properties officeooo:rsid="00041002"/>
    </style:style>
    <style:style style:name="T5" style:family="text">
      <style:text-properties officeooo:rsid="0004e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ign pattern </text:p>
      <text:p text:style-name="P1"/>
      <text:p text:style-name="P1">Le design pattern c’est un modèle de conception qui permet de faire la description d’un problème qui se produit fréquemment <text:span text:style-name="T4">rencontrer</text:span> et l’architecture de <text:s/>la solution <text:span text:style-name="T5">à</text:span> ce problème de façon <text:span text:style-name="T5">à</text:span> ce que cette solution soit réutilisable plusieurs fois </text:p>
      <text:p text:style-name="P1"/>
      <text:p text:style-name="P3">il y a trois catégorie <text:s/></text:p>
      <text:p text:style-name="P5"><text:span text:style-name="T3">création </text:span><text:span text:style-name="T2">qui montre la manière avec laquelle les objets peuvent être créer initialiser et configurer </text:span></text:p>
      <text:p text:style-name="P5"><text:span text:style-name="T3">structure</text:span><text:span text:style-name="T2"> <text:s/>qui montre comment connecter les objets de façon a ce que de façon ces connections restent <text:s/>indépendant des évolution futures de l’application </text:span></text:p>
      <text:p text:style-name="P4">Comportement <text:span text:style-name="T1">qui permettent de faire la description du comportement de l’interaction entre les objets. Gestion des interactions dynamique entre des classes et des objets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5T23:16:52.772000000</meta:creation-date>
    <dc:date>2021-12-26T13:48:20.430000000</dc:date>
    <meta:editing-duration>PT11M11S</meta:editing-duration>
    <meta:editing-cycles>4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6" meta:word-count="109" meta:character-count="713" meta:non-whitespace-character-count="600"/>
  </office:meta>
</office:document-meta>
</file>